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ora! montei um roteiro enxuto (≈2 min) para o bloco “Onboarding Técnico – Aprenda em minutos”, seguindo exatamente o que está na sua tela (Vídeos / REST / SDK / Low-code e o “Como usar”). Está pronto para gravar como tour rápido.</text:p>
      <text:h text:style-name="Heading_20_1" text:outline-level="1">Roteiro (2:00)</text:h>
      <text:p text:style-name="Text_20_body"><text:span text:style-name="Strong_20_Emphasis">Cena 0 — Abertura (0:00–0:05)</text:span></text:p>
      <text:list xml:id="list545039095" text:style-name="L1">
        <text:list-item>
          <text:p text:style-name="P1"><text:span text:style-name="Strong_20_Emphasis">Tela</text:span>: Logo + título “Onboarding Técnico · Aprenda em minutos”.</text:p>
        </text:list-item>
        <text:list-item>
          <text:p text:style-name="P1"><text:span text:style-name="Strong_20_Emphasis">Locução</text:span>: “Bem-vindo ao EIAH. Em dois minutos, você conecta seu fluxo sem escrever muito código.”</text:p>
        </text:list-item>
      </text:list>
      <text:p text:style-name="Text_20_body"><text:span text:style-name="Strong_20_Emphasis">Cena 1 — O que você vai ver (0:05–0:10)</text:span></text:p>
      <text:list xml:id="list144061821" text:style-name="L2">
        <text:list-item>
          <text:p text:style-name="P2"><text:span text:style-name="Strong_20_Emphasis">Tela</text:span>: Tabs piscando: <text:span text:style-name="Strong_20_Emphasis">Vídeos / REST / SDK / Low-code</text:span>.</text:p>
        </text:list-item>
        <text:list-item>
          <text:p text:style-name="P2"><text:span text:style-name="Strong_20_Emphasis">Locução</text:span>: “Você pode começar por vídeo, REST, SDK ou um template low-code.”</text:p>
        </text:list-item>
      </text:list>
      <text:p text:style-name="Text_20_body"><text:span text:style-name="Strong_20_Emphasis">Cena 2 — Pré-requisitos (0:10–0:20)</text:span></text:p>
      <text:list xml:id="list2974498537" text:style-name="L3">
        <text:list-item>
          <text:p text:style-name="P3"><text:span text:style-name="Strong_20_Emphasis">Tela</text:span>: Lado direito “Como usar” com passos 1–4. Zoom no <text:span text:style-name="Strong_20_Emphasis">EIAH_TOKEN</text:span> e <text:span text:style-name="Strong_20_Emphasis">projectId</text:span>.</text:p>
        </text:list-item>
        <text:list-item>
          <text:p text:style-name="P3"><text:span text:style-name="Strong_20_Emphasis">Callouts</text:span>: “Auth: Bearer EIAH_TOKEN” · “x-project-id: &lt;seu_id&gt;”.</text:p>
        </text:list-item>
        <text:list-item>
          <text:p text:style-name="P3"><text:span text:style-name="Strong_20_Emphasis">Locução</text:span>: “Primeiro, configure seu <text:span text:style-name="Strong_20_Emphasis">EIAH_TOKEN</text:span> e o <text:span text:style-name="Strong_20_Emphasis">projectId</text:span> do cliente. Isso habilita autenticação e roteamento de consumo.”</text:p>
        </text:list-item>
      </text:list>
      <text:p text:style-name="Text_20_body"><text:span text:style-name="Strong_20_Emphasis">Cena 3 — Simular antes de rodar (0:20–0:30)</text:span></text:p>
      <text:list xml:id="list1511514708" text:style-name="L4">
        <text:list-item>
          <text:p text:style-name="P4"><text:span text:style-name="Strong_20_Emphasis">Tela</text:span>: Botão/checkbox “Simular primeiro” → retorno de simulação (gas/custo estimado, <text:span text:style-name="Source_20_Text">traceId</text:span>).</text:p>
        </text:list-item>
        <text:list-item>
          <text:p text:style-name="P4"><text:span text:style-name="Strong_20_Emphasis">Locução</text:span>: “Sempre rode uma <text:span text:style-name="Strong_20_Emphasis">simulação</text:span> antes do fluxo real. Você vê custo estimado e <text:span text:style-name="Source_20_Text">traceId</text:span> para auditoria.”</text:p>
        </text:list-item>
      </text:list>
      <text:p text:style-name="Text_20_body"><text:span text:style-name="Strong_20_Emphasis">Cena 4 — Caminho 1: REST (0:30–0:55)</text:span></text:p>
      <text:list xml:id="list3604377105" text:style-name="L5">
        <text:list-item>
          <text:p text:style-name="P5"><text:span text:style-name="Strong_20_Emphasis">Tela</text:span>: Aba <text:span text:style-name="Strong_20_Emphasis">REST</text:span>. Mostrar o snippet REST <text:span text:style-name="Emphasis">quickstart</text:span> do painel (sem revelar chaves).</text:p>
        </text:list-item>
        <text:list-item>
          <text:p text:style-name="P5"><text:span text:style-name="Strong_20_Emphasis">Overlays</text:span>: headers obrigatórios; resposta <text:span text:style-name="Source_20_Text">{ ok: true, meta.traceId }</text:span>.</text:p>
        </text:list-item>
        <text:list-item>
          <text:p text:style-name="P5"><text:span text:style-name="Strong_20_Emphasis">Locução</text:span>: “Via REST, envie seu payload para a rota do agente. Use o token no header e o <text:span text:style-name="Source_20_Text">x-project-id</text:span>. Se estiver tudo certo, você recebe <text:span text:style-name="Source_20_Text">ok: true</text:span> e o <text:span text:style-name="Source_20_Text">traceId</text:span>.”</text:p>
        </text:list-item>
      </text:list>
      <text:p text:style-name="Text_20_body"><text:span text:style-name="Strong_20_Emphasis">Cena 5 — Caminho 2: SDK (0:55–1:15)</text:span></text:p>
      <text:list xml:id="list2332388916" text:style-name="L6">
        <text:list-item>
          <text:p text:style-name="P6"><text:span text:style-name="Strong_20_Emphasis">Tela</text:span>: Aba <text:span text:style-name="Strong_20_Emphasis">SDK</text:span>. Colar e executar o <text:span text:style-name="Emphasis">snippet</text:span> do SDK (Node ou Python) do seu painel.</text:p>
        </text:list-item>
        <text:list-item>
          <text:p text:style-name="P6"><text:span text:style-name="Strong_20_Emphasis">Callout</text:span>: “Retry/backoff automático e timeouts seguros.”</text:p>
        </text:list-item>
        <text:list-item>
          <text:p text:style-name="P6"><text:span text:style-name="Strong_20_Emphasis">Locução</text:span>: “Prefere SDK? Use o quickstart. Ele já traz boas práticas como timeouts e backoff para evitar 429.”</text:p>
        </text:list-item>
      </text:list>
      <text:p text:style-name="Text_20_body"><text:span text:style-name="Strong_20_Emphasis">Cena 6 — Caminho 3: Low-code (1:15–1:30)</text:span></text:p>
      <text:list xml:id="list1196288063" text:style-name="L7">
        <text:list-item>
          <text:p text:style-name="P7"><text:span text:style-name="Strong_20_Emphasis">Tela</text:span>: Aba <text:span text:style-name="Strong_20_Emphasis">Low-code</text:span> com um template de automação (mock).</text:p>
        </text:list-item>
        <text:list-item>
          <text:p text:style-name="P7"><text:soft-page-break/><text:span text:style-name="Strong_20_Emphasis">Banner</text:span>: “Exemplo mockado — troque pelos links oficiais da sua equipe.”</text:p>
        </text:list-item>
        <text:list-item>
          <text:p text:style-name="P7"><text:span text:style-name="Strong_20_Emphasis">Locução</text:span>: “Para pilotos rápidos, use um template low-code. Estes são exemplos mockados: substitua pelos links oficiais quando seu fluxo estiver pronto.”</text:p>
        </text:list-item>
      </text:list>
      <text:p text:style-name="Text_20_body"><text:span text:style-name="Strong_20_Emphasis">Cena 7 — Boas práticas e guardrails (1:30–1:50)</text:span></text:p>
      <text:list xml:id="list3945450186" text:style-name="L8">
        <text:list-item>
          <text:p text:style-name="P8"><text:span text:style-name="Strong_20_Emphasis">Tela</text:span>: Lista animada:</text:p>
          <text:list>
            <text:list-item>
              <text:p text:style-name="P8">“Simular antes de mintar/assinar”</text:p>
            </text:list-item>
            <text:list-item>
              <text:p text:style-name="P8">“Confirmação humana em ações sensíveis”</text:p>
            </text:list-item>
            <text:list-item>
              <text:p text:style-name="P8">“Quotas e limites de custo ativos”</text:p>
            </text:list-item>
            <text:list-item>
              <text:p text:style-name="P8">“Logs com <text:span text:style-name="Source_20_Text">traceId</text:span> e auditoria”</text:p>
            </text:list-item>
          </text:list>
        </text:list-item>
        <text:list-item>
          <text:p text:style-name="P8"><text:span text:style-name="Strong_20_Emphasis">Locução</text:span>: “Mantenha os guardrails: simular antes de mintar, exigir confirmação em etapas críticas, respeitar quotas e registrar tudo com <text:span text:style-name="Source_20_Text">traceId</text:span>.”</text:p>
        </text:list-item>
      </text:list>
      <text:p text:style-name="Text_20_body"><text:span text:style-name="Strong_20_Emphasis">Cena 8 — Encerramento &amp; CTA (1:50–2:00)</text:span></text:p>
      <text:list xml:id="list208259256" text:style-name="L9">
        <text:list-item>
          <text:p text:style-name="P9"><text:span text:style-name="Strong_20_Emphasis">Tela</text:span>: Botões: “Começar pelo REST” · “Baixar SDK” · “Ver templates Low-code”.</text:p>
        </text:list-item>
        <text:list-item>
          <text:p text:style-name="P9"><text:span text:style-name="Strong_20_Emphasis">Locução</text:span>: “Pronto. Escolha seu caminho e conecte seu fluxo em minutos. Se precisar de ajuda, fale com a gente.”</text:p>
        </text:list-item>
      </text:list>
      <text:p text:style-name="Horizontal_20_Line"/>
      <text:h text:style-name="Heading_20_2" text:outline-level="2">Plano de captação (checklist rápido)</text:h>
      <text:list xml:id="list2844604386" text:style-name="L10">
        <text:list-item>
          <text:p text:style-name="P10"><text:span text:style-name="Strong_20_Emphasis">Tela base</text:span>: a página “Onboarding Técnico” (modo dark).</text:p>
        </text:list-item>
        <text:list-item>
          <text:p text:style-name="P10"><text:span text:style-name="Strong_20_Emphasis">Capturas</text:span>:</text:p>
          <text:list>
            <text:list-item>
              <text:p text:style-name="P10">Scroll suave no painel “Como usar”.</text:p>
            </text:list-item>
            <text:list-item>
              <text:p text:style-name="P10">Clique nas abas <text:span text:style-name="Strong_20_Emphasis">REST/SDK/Low-code</text:span>.</text:p>
            </text:list-item>
            <text:list-item>
              <text:p text:style-name="P10">Execução de <text:span text:style-name="Strong_20_Emphasis">Simular primeiro</text:span> com retorno na UI.</text:p>
            </text:list-item>
            <text:list-item>
              <text:p text:style-name="P10">Execução curta REST/SDK (sem expor chaves).</text:p>
            </text:list-item>
          </text:list>
        </text:list-item>
        <text:list-item>
          <text:p text:style-name="P10"><text:span text:style-name="Strong_20_Emphasis">Overlays</text:span>: rótulos “EIAH_TOKEN”, “x-project-id”, “traceId”, “mock links”.</text:p>
        </text:list-item>
        <text:list-item>
          <text:p text:style-name="P10"><text:span text:style-name="Strong_20_Emphasis">Áudio</text:span>: locução única + trilha leve (-18 dBFS), sem competir com voz.</text:p>
        </text:list-item>
        <text:list-item>
          <text:p text:style-name="P10"><text:span text:style-name="Strong_20_Emphasis">Duração total</text:span>: 1:58–2:05.</text:p>
        </text:list-item>
      </text:list>
      <text:p text:style-name="Horizontal_20_Line"/>
      <text:h text:style-name="Heading_20_2" text:outline-level="2">Falas prontas (teleprompter)</text:h>
      <text:p text:style-name="Quotations">“Bem-vindo ao EIAH. Em dois minutos, você conecta seu fluxo sem escrever muito código.<text:line-break/>Você pode começar por vídeo, REST, SDK ou um template low-code.<text:line-break/>Primeiro, configure seu <text:span text:style-name="Strong_20_Emphasis">EIAH_TOKEN</text:span> e o <text:span text:style-name="Strong_20_Emphasis">projectId</text:span> do cliente.<text:line-break/>Sempre rode uma <text:span text:style-name="Strong_20_Emphasis">simulação</text:span>: você vê custo estimado e <text:span text:style-name="Source_20_Text">traceId</text:span> antes de liberar o <text:soft-page-break/>fluxo real.<text:line-break/>Pelo <text:span text:style-name="Strong_20_Emphasis">REST</text:span>, envie seu payload com <text:span text:style-name="Source_20_Text">Authorization: Bearer</text:span> e <text:span text:style-name="Source_20_Text">x-project-id</text:span>. Receba <text:span text:style-name="Source_20_Text">ok: true</text:span> e acompanhe pelo <text:span text:style-name="Source_20_Text">traceId</text:span>.<text:line-break/>Com o <text:span text:style-name="Strong_20_Emphasis">SDK</text:span>, você ganha timeouts e backoff para evitar 429 automaticamente.<text:line-break/>Precisa de velocidade? Use <text:span text:style-name="Strong_20_Emphasis">Low-code</text:span> para pilotos rápidos — lembre de trocar os links mockados pelos oficiais.<text:line-break/>Mantenha os guardrails: simular antes de mintar, exigir confirmação humana, aplicar quotas e registrar tudo.<text:line-break/>Pronto. Clique em REST, baixe o SDK ou escolha um template e conecte seu fluxo em minutos. Conte com a gente.”</text:p>
      <text:p text:style-name="Horizontal_20_Line"/>
      <text:h text:style-name="Heading_20_2" text:outline-level="2">Arte final (títulos na tela)</text:h>
      <text:list xml:id="list3659130118" text:style-name="L11">
        <text:list-item>
          <text:p text:style-name="P11">“Onboarding Técnico · Aprenda em minutos”</text:p>
        </text:list-item>
        <text:list-item>
          <text:p text:style-name="P11">“1) Configure EIAH_TOKEN + projectId”</text:p>
        </text:list-item>
        <text:list-item>
          <text:p text:style-name="P11">“2) Simule antes de rodar”</text:p>
        </text:list-item>
        <text:list-item>
          <text:p text:style-name="P11">“3) Escolha: REST · SDK · Low-code”</text:p>
        </text:list-item>
        <text:list-item>
          <text:p text:style-name="P11">“Guardrails ativos: simular · confirmar · quotas · auditoria”</text:p>
        </text:list-item>
        <text:list-item>
          <text:p text:style-name="P11">“Comece agora →”</text:p>
        </text:list-item>
      </text:list>
      <text:p text:style-name="Text_20_body">Se quiser, eu crio a versão <text:span text:style-name="Strong_20_Emphasis">60s (short)</text:span> e a <text:span text:style-name="Strong_20_Emphasis">4min (com deeper dive em quotas/429 e viewer de runs)</text:span>. Quer que eu também gere o <text:span text:style-name="Strong_20_Emphasis">roteiro de legendas (.srt)</text:span> e a <text:span text:style-name="Strong_20_Emphasis">lista de assets</text:span> (ícones/Lower-thirds) no seu padrão do dApp azul/cinza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3T09:46:17.098000000</meta:creation-date>
    <dc:date>2025-10-23T09:46:34.220000000</dc:date>
    <meta:editing-duration>PT17S</meta:editing-duration>
    <meta:editing-cycles>1</meta:editing-cycles>
    <meta:document-statistic meta:table-count="0" meta:image-count="0" meta:object-count="0" meta:page-count="3" meta:paragraph-count="57" meta:word-count="743" meta:character-count="4432" meta:non-whitespace-character-count="3786"/>
    <meta:generator>LibreOffice/7.3.2.2$Windows_X86_64 LibreOffice_project/49f2b1bff42cfccbd8f788c8dc32c1c309559be0</meta:generator>
  </office:meta>
</office:document-meta>
</file>